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10 月 底" calcext:value-type="string" table:number-columns-spanned="11" table:number-rows-spanned="1">
            <text:p><text:s text:c="4"/>中 華 民 國 97 年 10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16257" calcext:value-type="float">
            <text:p><text:s text:c="3"/>23,016,257</text:p>
          </table:table-cell>
          <table:table-cell table:style-name="ce15" table:formula="of:=[.C6]+[.C31]" office:value-type="float" office:value="1027325" calcext:value-type="float">
            <text:p><text:s text:c="3"/>1,027,325</text:p>
          </table:table-cell>
          <table:table-cell table:style-name="ce25" table:formula="of:=[.C5]/[.$B5]*100" office:value-type="float" office:value="4.4634755338368" calcext:value-type="float">
            <text:p><text:s text:c="3"/>4.46</text:p>
          </table:table-cell>
          <table:table-cell table:style-name="ce15" table:formula="of:=[.E6]+[.E31]" office:value-type="float" office:value="1504901" calcext:value-type="float">
            <text:p><text:s text:c="3"/>1,504,901</text:p>
          </table:table-cell>
          <table:table-cell table:style-name="ce25" table:formula="of:=[.E5]/[.$B5]*100" office:value-type="float" office:value="6.53842629581343" calcext:value-type="float">
            <text:p><text:s text:c="3"/>6.54</text:p>
          </table:table-cell>
          <table:table-cell table:style-name="ce15" table:formula="of:=[.G6]+[.G31]" office:value-type="float" office:value="2955588" calcext:value-type="float">
            <text:p><text:s text:c="3"/>2,955,588</text:p>
          </table:table-cell>
          <table:table-cell table:style-name="ce25" table:formula="of:=[.G5]/[.$B5]*100" office:value-type="float" office:value="12.841306038597" calcext:value-type="float">
            <text:p><text:s text:c="3"/>12.84</text:p>
          </table:table-cell>
          <table:table-cell table:style-name="ce33" table:formula="of:=[.I6]+[.I31]" office:value-type="float" office:value="1931343" calcext:value-type="float">
            <text:p><text:s text:c="3"/>1,931,343</text:p>
          </table:table-cell>
          <table:table-cell table:style-name="ce25" table:formula="of:=[.I5]/[.$B5]*100" office:value-type="float" office:value="8.39121235047037" calcext:value-type="float">
            <text:p><text:s text:c="3"/>8.39</text:p>
          </table:table-cell>
          <table:table-cell table:style-name="ce40" table:formula="of:=[.K6]+[.K31]" office:value-type="float" office:value="17481712" calcext:value-type="float">
            <text:p><text:s text:c="3"/>17,481,712</text:p>
          </table:table-cell>
          <table:table-cell table:style-name="ce25" table:formula="of:=[.K5]/[.$B5]*100" office:value-type="float" office:value="75.9537573811415" calcext:value-type="float">
            <text:p><text:s text:c="3"/>75.95</text:p>
          </table:table-cell>
          <table:table-cell table:style-name="ce40" table:formula="of:=[.M6]+[.M31]" office:value-type="float" office:value="2389783" calcext:value-type="float">
            <text:p><text:s text:c="3"/>2,389,783</text:p>
          </table:table-cell>
          <table:table-cell table:style-name="ce51" table:formula="of:=[.M5]/[.$B5]*100" office:value-type="float" office:value="10.3830218788398" calcext:value-type="float">
            <text:p><text:s text:c="3"/>10.3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22691" calcext:value-type="float">
            <text:p><text:s text:c="3"/>22,922,691</text:p>
          </table:table-cell>
          <table:table-cell table:style-name="ce16" table:formula="of:=[.C7]+[.C29]+[.C30]" office:value-type="float" office:value="1022665" calcext:value-type="float">
            <text:p><text:s text:c="3"/>1,022,665</text:p>
          </table:table-cell>
          <table:table-cell table:style-name="ce26" table:formula="of:=[.C6]/[.$B6]*100" office:value-type="float" office:value="4.46136537808759" calcext:value-type="float">
            <text:p><text:s text:c="3"/>4.46</text:p>
          </table:table-cell>
          <table:table-cell table:style-name="ce16" table:formula="of:=[.E7]+[.E29]+[.E30]" office:value-type="float" office:value="1498656" calcext:value-type="float">
            <text:p><text:s text:c="3"/>1,498,656</text:p>
          </table:table-cell>
          <table:table-cell table:style-name="ce26" table:formula="of:=[.E6]/[.$B6]*100" office:value-type="float" office:value="6.53787114261585" calcext:value-type="float">
            <text:p><text:s text:c="3"/>6.54</text:p>
          </table:table-cell>
          <table:table-cell table:style-name="ce16" table:formula="of:=[.G7]+[.G29]+[.G30]" office:value-type="float" office:value="2945173" calcext:value-type="float">
            <text:p><text:s text:c="3"/>2,945,173</text:p>
          </table:table-cell>
          <table:table-cell table:style-name="ce26" table:formula="of:=[.G6]/[.$B6]*100" office:value-type="float" office:value="12.84828644246" calcext:value-type="float">
            <text:p><text:s text:c="3"/>12.85</text:p>
          </table:table-cell>
          <table:table-cell table:style-name="ce34" table:formula="of:=[.I7]+[.I29]+[.I30]" office:value-type="float" office:value="1925785" calcext:value-type="float">
            <text:p><text:s text:c="3"/>1,925,785</text:p>
          </table:table-cell>
          <table:table-cell table:style-name="ce26" table:formula="of:=[.I6]/[.$B6]*100" office:value-type="float" office:value="8.40121694263558" calcext:value-type="float">
            <text:p><text:s text:c="3"/>8.40</text:p>
          </table:table-cell>
          <table:table-cell table:style-name="ce41" table:formula="of:=[.K7]+[.K29]+[.K30]" office:value-type="float" office:value="17406751" calcext:value-type="float">
            <text:p><text:s text:c="3"/>17,406,751</text:p>
          </table:table-cell>
          <table:table-cell table:style-name="ce26" table:formula="of:=[.K6]/[.$B6]*100" office:value-type="float" office:value="75.9367693784294" calcext:value-type="float">
            <text:p><text:s text:c="3"/>75.94</text:p>
          </table:table-cell>
          <table:table-cell table:style-name="ce41" table:formula="of:=[.M7]+[.M29]+[.M30]" office:value-type="float" office:value="2378149" calcext:value-type="float">
            <text:p><text:s text:c="3"/>2,378,149</text:p>
          </table:table-cell>
          <table:table-cell table:style-name="ce52" table:formula="of:=[.M6]/[.$B6]*100" office:value-type="float" office:value="10.3746501665097" calcext:value-type="float">
            <text:p><text:s text:c="3"/>10.3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75811" calcext:value-type="float">
            <text:p><text:s text:c="3"/>18,775,811</text:p>
          </table:table-cell>
          <table:table-cell table:style-name="ce16" table:formula="of:=SUM([.C8:.C28])" office:value-type="float" office:value="851362" calcext:value-type="float">
            <text:p><text:s text:c="3"/>851,362</text:p>
          </table:table-cell>
          <table:table-cell table:style-name="ce26" table:formula="of:=[.C7]/[.$B7]*100" office:value-type="float" office:value="4.53435540014756" calcext:value-type="float">
            <text:p><text:s text:c="3"/>4.53</text:p>
          </table:table-cell>
          <table:table-cell table:style-name="ce16" table:formula="of:=SUM([.E8:.E28])" office:value-type="float" office:value="1249294" calcext:value-type="float">
            <text:p><text:s text:c="3"/>1,249,294</text:p>
          </table:table-cell>
          <table:table-cell table:style-name="ce26" table:formula="of:=[.E7]/[.$B7]*100" office:value-type="float" office:value="6.65374188097654" calcext:value-type="float">
            <text:p><text:s text:c="3"/>6.65</text:p>
          </table:table-cell>
          <table:table-cell table:style-name="ce16" table:formula="of:=SUM([.G8:.G28])" office:value-type="float" office:value="2451025" calcext:value-type="float">
            <text:p><text:s text:c="3"/>2,451,025</text:p>
          </table:table-cell>
          <table:table-cell table:style-name="ce26" table:formula="of:=[.G7]/[.$B7]*100" office:value-type="float" office:value="13.0541631464015" calcext:value-type="float">
            <text:p><text:s text:c="3"/>13.05</text:p>
          </table:table-cell>
          <table:table-cell table:style-name="ce34" table:formula="of:=SUM([.I8:.I28])" office:value-type="float" office:value="1603355" calcext:value-type="float">
            <text:p><text:s text:c="3"/>1,603,355</text:p>
          </table:table-cell>
          <table:table-cell table:style-name="ce26" table:formula="of:=[.I7]/[.$B7]*100" office:value-type="float" office:value="8.53947134427376" calcext:value-type="float">
            <text:p><text:s text:c="3"/>8.54</text:p>
          </table:table-cell>
          <table:table-cell table:style-name="ce41" table:formula="of:=SUM([.K8:.K28])" office:value-type="float" office:value="14181029" calcext:value-type="float">
            <text:p><text:s text:c="3"/>14,181,029</text:p>
          </table:table-cell>
          <table:table-cell table:style-name="ce26" table:formula="of:=[.K7]/[.$B7]*100" office:value-type="float" office:value="75.5281835761981" calcext:value-type="float">
            <text:p><text:s text:c="3"/>75.53</text:p>
          </table:table-cell>
          <table:table-cell table:style-name="ce41" table:formula="of:=SUM([.M8:.M28])" office:value-type="float" office:value="1911952" calcext:value-type="float">
            <text:p><text:s text:c="3"/>1,911,952</text:p>
          </table:table-cell>
          <table:table-cell table:style-name="ce52" table:formula="of:=[.M7]/[.$B7]*100" office:value-type="float" office:value="10.1830594694418" calcext:value-type="float">
            <text:p><text:s text:c="3"/>10.1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25164" calcext:value-type="float">
            <text:p><text:s text:c="3"/>3,825,164</text:p>
          </table:table-cell>
          <table:table-cell table:style-name="ce17" office:value-type="float" office:value="164182" calcext:value-type="float">
            <text:p><text:s text:c="3"/>164,182</text:p>
          </table:table-cell>
          <table:table-cell table:style-name="ce27" table:formula="of:=[.C8]/[.$B8]*100" office:value-type="float" office:value="4.29215583959276" calcext:value-type="float">
            <text:p><text:s text:c="3"/>4.29</text:p>
          </table:table-cell>
          <table:table-cell table:style-name="ce17" office:value-type="float" office:value="241239" calcext:value-type="float">
            <text:p><text:s text:c="3"/>241,239</text:p>
          </table:table-cell>
          <table:table-cell table:style-name="ce27" table:formula="of:=[.E8]/[.$B8]*100" office:value-type="float" office:value="6.30663155880375" calcext:value-type="float">
            <text:p><text:s text:c="3"/>6.31</text:p>
          </table:table-cell>
          <table:table-cell table:style-name="ce17" office:value-type="float" office:value="474323" calcext:value-type="float">
            <text:p><text:s text:c="3"/>474,323</text:p>
          </table:table-cell>
          <table:table-cell table:style-name="ce27" table:formula="of:=[.G8]/[.$B8]*100" office:value-type="float" office:value="12.4000696440728" calcext:value-type="float">
            <text:p><text:s text:c="3"/>12.40</text:p>
          </table:table-cell>
          <table:table-cell table:style-name="ce35" office:value-type="float" office:value="320525" calcext:value-type="float">
            <text:p><text:s text:c="3"/>320,525</text:p>
          </table:table-cell>
          <table:table-cell table:style-name="ce27" table:formula="of:=[.I8]/[.$B8]*100" office:value-type="float" office:value="8.37937928935857" calcext:value-type="float">
            <text:p><text:s text:c="3"/>8.38</text:p>
          </table:table-cell>
          <table:table-cell table:style-name="ce42" office:value-type="float" office:value="2918465" calcext:value-type="float">
            <text:p><text:s text:c="3"/>2,918,465</text:p>
          </table:table-cell>
          <table:table-cell table:style-name="ce27" table:formula="of:=[.K8]/[.$B8]*100" office:value-type="float" office:value="76.2964672887228" calcext:value-type="float">
            <text:p><text:s text:c="3"/>76.30</text:p>
          </table:table-cell>
          <table:table-cell table:style-name="ce35" office:value-type="float" office:value="294956" calcext:value-type="float">
            <text:p><text:s text:c="3"/>294,956</text:p>
          </table:table-cell>
          <table:table-cell table:style-name="ce53" table:formula="of:=[.M8]/[.$B8]*100" office:value-type="float" office:value="7.71093736111707" calcext:value-type="float">
            <text:p><text:s text:c="3"/>7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010" calcext:value-type="float">
            <text:p><text:s text:c="3"/>461,010</text:p>
          </table:table-cell>
          <table:table-cell table:style-name="ce17" office:value-type="float" office:value="19345" calcext:value-type="float">
            <text:p><text:s text:c="3"/>19,345</text:p>
          </table:table-cell>
          <table:table-cell table:style-name="ce27" table:formula="of:=[.C9]/[.$B9]*100" office:value-type="float" office:value="4.19622134010108" calcext:value-type="float">
            <text:p><text:s text:c="3"/>4.20</text:p>
          </table:table-cell>
          <table:table-cell table:style-name="ce17" office:value-type="float" office:value="28432" calcext:value-type="float">
            <text:p><text:s text:c="3"/>28,432</text:p>
          </table:table-cell>
          <table:table-cell table:style-name="ce27" table:formula="of:=[.E9]/[.$B9]*100" office:value-type="float" office:value="6.16732825752153" calcext:value-type="float">
            <text:p><text:s text:c="3"/>6.17</text:p>
          </table:table-cell>
          <table:table-cell table:style-name="ce17" office:value-type="float" office:value="57093" calcext:value-type="float">
            <text:p><text:s text:c="3"/>57,093</text:p>
          </table:table-cell>
          <table:table-cell table:style-name="ce27" table:formula="of:=[.G9]/[.$B9]*100" office:value-type="float" office:value="12.3843300579163" calcext:value-type="float">
            <text:p><text:s text:c="3"/>12.38</text:p>
          </table:table-cell>
          <table:table-cell table:style-name="ce35" office:value-type="float" office:value="40312" calcext:value-type="float">
            <text:p><text:s text:c="3"/>40,312</text:p>
          </table:table-cell>
          <table:table-cell table:style-name="ce27" table:formula="of:=[.I9]/[.$B9]*100" office:value-type="float" office:value="8.7442788659682" calcext:value-type="float">
            <text:p><text:s text:c="3"/>8.74</text:p>
          </table:table-cell>
          <table:table-cell table:style-name="ce42" office:value-type="float" office:value="349969" calcext:value-type="float">
            <text:p><text:s text:c="3"/>349,969</text:p>
          </table:table-cell>
          <table:table-cell table:style-name="ce27" table:formula="of:=[.K9]/[.$B9]*100" office:value-type="float" office:value="75.9135376672957" calcext:value-type="float">
            <text:p><text:s text:c="3"/>75.91</text:p>
          </table:table-cell>
          <table:table-cell table:style-name="ce35" office:value-type="float" office:value="58842" calcext:value-type="float">
            <text:p><text:s text:c="3"/>58,842</text:p>
          </table:table-cell>
          <table:table-cell table:style-name="ce53" table:formula="of:=[.M9]/[.$B9]*100" office:value-type="float" office:value="12.7637144530487" calcext:value-type="float">
            <text:p><text:s text:c="3"/>12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54237" calcext:value-type="float">
            <text:p><text:s text:c="3"/>1,954,237</text:p>
          </table:table-cell>
          <table:table-cell table:style-name="ce17" office:value-type="float" office:value="100574" calcext:value-type="float">
            <text:p><text:s text:c="3"/>100,574</text:p>
          </table:table-cell>
          <table:table-cell table:style-name="ce27" table:formula="of:=[.C10]/[.$B10]*100" office:value-type="float" office:value="5.14645869462097" calcext:value-type="float">
            <text:p><text:s text:c="3"/>5.15</text:p>
          </table:table-cell>
          <table:table-cell table:style-name="ce17" office:value-type="float" office:value="149219" calcext:value-type="float">
            <text:p><text:s text:c="3"/>149,219</text:p>
          </table:table-cell>
          <table:table-cell table:style-name="ce27" table:formula="of:=[.E10]/[.$B10]*100" office:value-type="float" office:value="7.63566547967314" calcext:value-type="float">
            <text:p><text:s text:c="3"/>7.64</text:p>
          </table:table-cell>
          <table:table-cell table:style-name="ce17" office:value-type="float" office:value="294029" calcext:value-type="float">
            <text:p><text:s text:c="3"/>294,029</text:p>
          </table:table-cell>
          <table:table-cell table:style-name="ce27" table:formula="of:=[.G10]/[.$B10]*100" office:value-type="float" office:value="15.0457186103835" calcext:value-type="float">
            <text:p><text:s text:c="3"/>15.05</text:p>
          </table:table-cell>
          <table:table-cell table:style-name="ce35" office:value-type="float" office:value="183218" calcext:value-type="float">
            <text:p><text:s text:c="3"/>183,218</text:p>
          </table:table-cell>
          <table:table-cell table:style-name="ce27" table:formula="of:=[.I10]/[.$B10]*100" office:value-type="float" office:value="9.37542375873551" calcext:value-type="float">
            <text:p><text:s text:c="3"/>9.38</text:p>
          </table:table-cell>
          <table:table-cell table:style-name="ce42" office:value-type="float" office:value="1418418" calcext:value-type="float">
            <text:p><text:s text:c="3"/>1,418,418</text:p>
          </table:table-cell>
          <table:table-cell table:style-name="ce27" table:formula="of:=[.K10]/[.$B10]*100" office:value-type="float" office:value="72.5816776573159" calcext:value-type="float">
            <text:p><text:s text:c="3"/>72.58</text:p>
          </table:table-cell>
          <table:table-cell table:style-name="ce35" office:value-type="float" office:value="156687" calcext:value-type="float">
            <text:p><text:s text:c="3"/>156,687</text:p>
          </table:table-cell>
          <table:table-cell table:style-name="ce53" table:formula="of:=[.M10]/[.$B10]*100" office:value-type="float" office:value="8.01780950826333" calcext:value-type="float">
            <text:p><text:s text:c="3"/>8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2012" calcext:value-type="float">
            <text:p><text:s text:c="3"/>502,012</text:p>
          </table:table-cell>
          <table:table-cell table:style-name="ce17" office:value-type="float" office:value="30195" calcext:value-type="float">
            <text:p><text:s text:c="3"/>30,195</text:p>
          </table:table-cell>
          <table:table-cell table:style-name="ce27" table:formula="of:=[.C11]/[.$B11]*100" office:value-type="float" office:value="6.01479645904879" calcext:value-type="float">
            <text:p><text:s text:c="3"/>6.01</text:p>
          </table:table-cell>
          <table:table-cell table:style-name="ce17" office:value-type="float" office:value="43200" calcext:value-type="float">
            <text:p><text:s text:c="3"/>43,200</text:p>
          </table:table-cell>
          <table:table-cell table:style-name="ce27" table:formula="of:=[.E11]/[.$B11]*100" office:value-type="float" office:value="8.60537198313985" calcext:value-type="float">
            <text:p><text:s text:c="3"/>8.61</text:p>
          </table:table-cell>
          <table:table-cell table:style-name="ce17" office:value-type="float" office:value="78938" calcext:value-type="float">
            <text:p><text:s text:c="3"/>78,938</text:p>
          </table:table-cell>
          <table:table-cell table:style-name="ce27" table:formula="of:=[.G11]/[.$B11]*100" office:value-type="float" office:value="15.7243253149327" calcext:value-type="float">
            <text:p><text:s text:c="3"/>15.72</text:p>
          </table:table-cell>
          <table:table-cell table:style-name="ce35" office:value-type="float" office:value="44512" calcext:value-type="float">
            <text:p><text:s text:c="3"/>44,512</text:p>
          </table:table-cell>
          <table:table-cell table:style-name="ce27" table:formula="of:=[.I11]/[.$B11]*100" office:value-type="float" office:value="8.86672031744261" calcext:value-type="float">
            <text:p><text:s text:c="3"/>8.87</text:p>
          </table:table-cell>
          <table:table-cell table:style-name="ce42" office:value-type="float" office:value="364478" calcext:value-type="float">
            <text:p><text:s text:c="3"/>364,478</text:p>
          </table:table-cell>
          <table:table-cell table:style-name="ce27" table:formula="of:=[.K11]/[.$B11]*100" office:value-type="float" office:value="72.6034437423807" calcext:value-type="float">
            <text:p><text:s text:c="3"/>72.60</text:p>
          </table:table-cell>
          <table:table-cell table:style-name="ce35" office:value-type="float" office:value="56102" calcext:value-type="float">
            <text:p><text:s text:c="3"/>56,102</text:p>
          </table:table-cell>
          <table:table-cell table:style-name="ce53" table:formula="of:=[.M11]/[.$B11]*100" office:value-type="float" office:value="11.1754300694007" calcext:value-type="float">
            <text:p><text:s text:c="3"/>11.1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167" calcext:value-type="float">
            <text:p><text:s text:c="3"/>560,167</text:p>
          </table:table-cell>
          <table:table-cell table:style-name="ce17" office:value-type="float" office:value="26014" calcext:value-type="float">
            <text:p><text:s text:c="3"/>26,014</text:p>
          </table:table-cell>
          <table:table-cell table:style-name="ce27" table:formula="of:=[.C12]/[.$B12]*100" office:value-type="float" office:value="4.64397224399152" calcext:value-type="float">
            <text:p><text:s text:c="3"/>4.64</text:p>
          </table:table-cell>
          <table:table-cell table:style-name="ce17" office:value-type="float" office:value="38176" calcext:value-type="float">
            <text:p><text:s text:c="3"/>38,176</text:p>
          </table:table-cell>
          <table:table-cell table:style-name="ce27" table:formula="of:=[.E12]/[.$B12]*100" office:value-type="float" office:value="6.81511049383487" calcext:value-type="float">
            <text:p><text:s text:c="3"/>6.82</text:p>
          </table:table-cell>
          <table:table-cell table:style-name="ce17" office:value-type="float" office:value="72810" calcext:value-type="float">
            <text:p><text:s text:c="3"/>72,810</text:p>
          </table:table-cell>
          <table:table-cell table:style-name="ce27" table:formula="of:=[.G12]/[.$B12]*100" office:value-type="float" office:value="12.9979095519729" calcext:value-type="float">
            <text:p><text:s text:c="3"/>13.00</text:p>
          </table:table-cell>
          <table:table-cell table:style-name="ce35" office:value-type="float" office:value="47453" calcext:value-type="float">
            <text:p><text:s text:c="3"/>47,453</text:p>
          </table:table-cell>
          <table:table-cell table:style-name="ce27" table:formula="of:=[.I12]/[.$B12]*100" office:value-type="float" office:value="8.47122376005727" calcext:value-type="float">
            <text:p><text:s text:c="3"/>8.47</text:p>
          </table:table-cell>
          <table:table-cell table:style-name="ce42" office:value-type="float" office:value="423366" calcext:value-type="float">
            <text:p><text:s text:c="3"/>423,366</text:p>
          </table:table-cell>
          <table:table-cell table:style-name="ce27" table:formula="of:=[.K12]/[.$B12]*100" office:value-type="float" office:value="75.5785328303881" calcext:value-type="float">
            <text:p><text:s text:c="3"/>75.58</text:p>
          </table:table-cell>
          <table:table-cell table:style-name="ce35" office:value-type="float" office:value="73666" calcext:value-type="float">
            <text:p><text:s text:c="3"/>73,666</text:p>
          </table:table-cell>
          <table:table-cell table:style-name="ce53" table:formula="of:=[.M12]/[.$B12]*100" office:value-type="float" office:value="13.1507211242362" calcext:value-type="float">
            <text:p><text:s text:c="3"/>13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6176" calcext:value-type="float">
            <text:p><text:s text:c="3"/>1,556,176</text:p>
          </table:table-cell>
          <table:table-cell table:style-name="ce17" office:value-type="float" office:value="75775" calcext:value-type="float">
            <text:p><text:s text:c="3"/>75,775</text:p>
          </table:table-cell>
          <table:table-cell table:style-name="ce27" table:formula="of:=[.C13]/[.$B13]*100" office:value-type="float" office:value="4.86930784178653" calcext:value-type="float">
            <text:p><text:s text:c="3"/>4.87</text:p>
          </table:table-cell>
          <table:table-cell table:style-name="ce17" office:value-type="float" office:value="111021" calcext:value-type="float">
            <text:p><text:s text:c="3"/>111,021</text:p>
          </table:table-cell>
          <table:table-cell table:style-name="ce27" table:formula="of:=[.E13]/[.$B13]*100" office:value-type="float" office:value="7.1342187516065" calcext:value-type="float">
            <text:p><text:s text:c="3"/>7.13</text:p>
          </table:table-cell>
          <table:table-cell table:style-name="ce17" office:value-type="float" office:value="217494" calcext:value-type="float">
            <text:p><text:s text:c="3"/>217,494</text:p>
          </table:table-cell>
          <table:table-cell table:style-name="ce27" table:formula="of:=[.G13]/[.$B13]*100" office:value-type="float" office:value="13.9761826425803" calcext:value-type="float">
            <text:p><text:s text:c="3"/>13.98</text:p>
          </table:table-cell>
          <table:table-cell table:style-name="ce35" office:value-type="float" office:value="143363" calcext:value-type="float">
            <text:p><text:s text:c="3"/>143,363</text:p>
          </table:table-cell>
          <table:table-cell table:style-name="ce27" table:formula="of:=[.I13]/[.$B13]*100" office:value-type="float" office:value="9.21251837838394" calcext:value-type="float">
            <text:p><text:s text:c="3"/>9.21</text:p>
          </table:table-cell>
          <table:table-cell table:style-name="ce42" office:value-type="float" office:value="1146644" calcext:value-type="float">
            <text:p><text:s text:c="3"/>1,146,644</text:p>
          </table:table-cell>
          <table:table-cell table:style-name="ce27" table:formula="of:=[.K13]/[.$B13]*100" office:value-type="float" office:value="73.6834394053115" calcext:value-type="float">
            <text:p><text:s text:c="3"/>73.68</text:p>
          </table:table-cell>
          <table:table-cell table:style-name="ce35" office:value-type="float" office:value="134406" calcext:value-type="float">
            <text:p><text:s text:c="3"/>134,406</text:p>
          </table:table-cell>
          <table:table-cell table:style-name="ce53" table:formula="of:=[.M13]/[.$B13]*100" office:value-type="float" office:value="8.63694080875171" calcext:value-type="float">
            <text:p><text:s text:c="3"/>8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611" calcext:value-type="float">
            <text:p><text:s text:c="3"/>1,312,611</text:p>
          </table:table-cell>
          <table:table-cell table:style-name="ce17" office:value-type="float" office:value="62591" calcext:value-type="float">
            <text:p><text:s text:c="3"/>62,591</text:p>
          </table:table-cell>
          <table:table-cell table:style-name="ce27" table:formula="of:=[.C14]/[.$B14]*100" office:value-type="float" office:value="4.76843482189316" calcext:value-type="float">
            <text:p><text:s text:c="3"/>4.77</text:p>
          </table:table-cell>
          <table:table-cell table:style-name="ce17" office:value-type="float" office:value="91311" calcext:value-type="float">
            <text:p><text:s text:c="3"/>91,311</text:p>
          </table:table-cell>
          <table:table-cell table:style-name="ce27" table:formula="of:=[.E14]/[.$B14]*100" office:value-type="float" office:value="6.95644025533841" calcext:value-type="float">
            <text:p><text:s text:c="3"/>6.96</text:p>
          </table:table-cell>
          <table:table-cell table:style-name="ce17" office:value-type="float" office:value="176220" calcext:value-type="float">
            <text:p><text:s text:c="3"/>176,220</text:p>
          </table:table-cell>
          <table:table-cell table:style-name="ce27" table:formula="of:=[.G14]/[.$B14]*100" office:value-type="float" office:value="13.4251503301435" calcext:value-type="float">
            <text:p><text:s text:c="3"/>13.43</text:p>
          </table:table-cell>
          <table:table-cell table:style-name="ce35" office:value-type="float" office:value="110789" calcext:value-type="float">
            <text:p><text:s text:c="3"/>110,789</text:p>
          </table:table-cell>
          <table:table-cell table:style-name="ce27" table:formula="of:=[.I14]/[.$B14]*100" office:value-type="float" office:value="8.44035285396816" calcext:value-type="float">
            <text:p><text:s text:c="3"/>8.44</text:p>
          </table:table-cell>
          <table:table-cell table:style-name="ce42" office:value-type="float" office:value="986797" calcext:value-type="float">
            <text:p><text:s text:c="3"/>986,797</text:p>
          </table:table-cell>
          <table:table-cell table:style-name="ce27" table:formula="of:=[.K14]/[.$B14]*100" office:value-type="float" office:value="75.1781754076417" calcext:value-type="float">
            <text:p><text:s text:c="3"/>75.18</text:p>
          </table:table-cell>
          <table:table-cell table:style-name="ce35" office:value-type="float" office:value="154141" calcext:value-type="float">
            <text:p><text:s text:c="3"/>154,141</text:p>
          </table:table-cell>
          <table:table-cell table:style-name="ce53" table:formula="of:=[.M14]/[.$B14]*100" office:value-type="float" office:value="11.7430830611659" calcext:value-type="float">
            <text:p><text:s text:c="3"/>11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034" calcext:value-type="float">
            <text:p><text:s text:c="3"/>532,034</text:p>
          </table:table-cell>
          <table:table-cell table:style-name="ce17" office:value-type="float" office:value="22633" calcext:value-type="float">
            <text:p><text:s text:c="3"/>22,633</text:p>
          </table:table-cell>
          <table:table-cell table:style-name="ce27" table:formula="of:=[.C15]/[.$B15]*100" office:value-type="float" office:value="4.25405143280317" calcext:value-type="float">
            <text:p><text:s text:c="3"/>4.25</text:p>
          </table:table-cell>
          <table:table-cell table:style-name="ce17" office:value-type="float" office:value="33225" calcext:value-type="float">
            <text:p><text:s text:c="3"/>33,225</text:p>
          </table:table-cell>
          <table:table-cell table:style-name="ce27" table:formula="of:=[.E15]/[.$B15]*100" office:value-type="float" office:value="6.24490164162441" calcext:value-type="float">
            <text:p><text:s text:c="3"/>6.24</text:p>
          </table:table-cell>
          <table:table-cell table:style-name="ce17" office:value-type="float" office:value="65407" calcext:value-type="float">
            <text:p><text:s text:c="3"/>65,407</text:p>
          </table:table-cell>
          <table:table-cell table:style-name="ce27" table:formula="of:=[.G15]/[.$B15]*100" office:value-type="float" office:value="12.2937631805486" calcext:value-type="float">
            <text:p><text:s text:c="3"/>12.29</text:p>
          </table:table-cell>
          <table:table-cell table:style-name="ce35" office:value-type="float" office:value="44372" calcext:value-type="float">
            <text:p><text:s text:c="3"/>44,372</text:p>
          </table:table-cell>
          <table:table-cell table:style-name="ce27" table:formula="of:=[.I15]/[.$B15]*100" office:value-type="float" office:value="8.3400684918633" calcext:value-type="float">
            <text:p><text:s text:c="3"/>8.34</text:p>
          </table:table-cell>
          <table:table-cell table:style-name="ce42" office:value-type="float" office:value="407068" calcext:value-type="float">
            <text:p><text:s text:c="3"/>407,068</text:p>
          </table:table-cell>
          <table:table-cell table:style-name="ce27" table:formula="of:=[.K15]/[.$B15]*100" office:value-type="float" office:value="76.5116515109937" calcext:value-type="float">
            <text:p><text:s text:c="3"/>76.51</text:p>
          </table:table-cell>
          <table:table-cell table:style-name="ce35" office:value-type="float" office:value="70052" calcext:value-type="float">
            <text:p><text:s text:c="3"/>70,052</text:p>
          </table:table-cell>
          <table:table-cell table:style-name="ce53" table:formula="of:=[.M15]/[.$B15]*100" office:value-type="float" office:value="13.166827683945" calcext:value-type="float">
            <text:p><text:s text:c="3"/>13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4311" calcext:value-type="float">
            <text:p><text:s text:c="3"/>724,311</text:p>
          </table:table-cell>
          <table:table-cell table:style-name="ce17" office:value-type="float" office:value="32614" calcext:value-type="float">
            <text:p><text:s text:c="3"/>32,614</text:p>
          </table:table-cell>
          <table:table-cell table:style-name="ce27" table:formula="of:=[.C16]/[.$B16]*100" office:value-type="float" office:value="4.5027619351356" calcext:value-type="float">
            <text:p><text:s text:c="3"/>4.50</text:p>
          </table:table-cell>
          <table:table-cell table:style-name="ce17" office:value-type="float" office:value="47577" calcext:value-type="float">
            <text:p><text:s text:c="3"/>47,577</text:p>
          </table:table-cell>
          <table:table-cell table:style-name="ce27" table:formula="of:=[.E16]/[.$B16]*100" office:value-type="float" office:value="6.56858725050427" calcext:value-type="float">
            <text:p><text:s text:c="3"/>6.57</text:p>
          </table:table-cell>
          <table:table-cell table:style-name="ce17" office:value-type="float" office:value="91312" calcext:value-type="float">
            <text:p><text:s text:c="3"/>91,312</text:p>
          </table:table-cell>
          <table:table-cell table:style-name="ce27" table:formula="of:=[.G16]/[.$B16]*100" office:value-type="float" office:value="12.6067393702429" calcext:value-type="float">
            <text:p><text:s text:c="3"/>12.61</text:p>
          </table:table-cell>
          <table:table-cell table:style-name="ce35" office:value-type="float" office:value="54662" calcext:value-type="float">
            <text:p><text:s text:c="3"/>54,662</text:p>
          </table:table-cell>
          <table:table-cell table:style-name="ce27" table:formula="of:=[.I16]/[.$B16]*100" office:value-type="float" office:value="7.54675822954504" calcext:value-type="float">
            <text:p><text:s text:c="3"/>7.55</text:p>
          </table:table-cell>
          <table:table-cell table:style-name="ce42" office:value-type="float" office:value="560104" calcext:value-type="float">
            <text:p><text:s text:c="3"/>560,104</text:p>
          </table:table-cell>
          <table:table-cell table:style-name="ce27" table:formula="of:=[.K16]/[.$B16]*100" office:value-type="float" office:value="77.3292135560553" calcext:value-type="float">
            <text:p><text:s text:c="3"/>77.33</text:p>
          </table:table-cell>
          <table:table-cell table:style-name="ce35" office:value-type="float" office:value="106272" calcext:value-type="float">
            <text:p><text:s text:c="3"/>106,272</text:p>
          </table:table-cell>
          <table:table-cell table:style-name="ce53" table:formula="of:=[.M16]/[.$B16]*100" office:value-type="float" office:value="14.6721504988879" calcext:value-type="float">
            <text:p><text:s text:c="3"/>14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603" calcext:value-type="float">
            <text:p><text:s text:c="3"/>548,603</text:p>
          </table:table-cell>
          <table:table-cell table:style-name="ce17" office:value-type="float" office:value="24170" calcext:value-type="float">
            <text:p><text:s text:c="3"/>24,170</text:p>
          </table:table-cell>
          <table:table-cell table:style-name="ce27" table:formula="of:=[.C17]/[.$B17]*100" office:value-type="float" office:value="4.40573602404653" calcext:value-type="float">
            <text:p><text:s text:c="3"/>4.41</text:p>
          </table:table-cell>
          <table:table-cell table:style-name="ce17" office:value-type="float" office:value="34884" calcext:value-type="float">
            <text:p><text:s text:c="3"/>34,884</text:p>
          </table:table-cell>
          <table:table-cell table:style-name="ce27" table:formula="of:=[.E17]/[.$B17]*100" office:value-type="float" office:value="6.35869654376662" calcext:value-type="float">
            <text:p><text:s text:c="3"/>6.36</text:p>
          </table:table-cell>
          <table:table-cell table:style-name="ce17" office:value-type="float" office:value="65379" calcext:value-type="float">
            <text:p><text:s text:c="3"/>65,379</text:p>
          </table:table-cell>
          <table:table-cell table:style-name="ce27" table:formula="of:=[.G17]/[.$B17]*100" office:value-type="float" office:value="11.9173610060463" calcext:value-type="float">
            <text:p><text:s text:c="3"/>11.92</text:p>
          </table:table-cell>
          <table:table-cell table:style-name="ce35" office:value-type="float" office:value="40018" calcext:value-type="float">
            <text:p><text:s text:c="3"/>40,018</text:p>
          </table:table-cell>
          <table:table-cell table:style-name="ce27" table:formula="of:=[.I17]/[.$B17]*100" office:value-type="float" office:value="7.2945281013775" calcext:value-type="float">
            <text:p><text:s text:c="3"/>7.29</text:p>
          </table:table-cell>
          <table:table-cell table:style-name="ce42" office:value-type="float" office:value="428958" calcext:value-type="float">
            <text:p><text:s text:c="3"/>428,958</text:p>
          </table:table-cell>
          <table:table-cell table:style-name="ce27" table:formula="of:=[.K17]/[.$B17]*100" office:value-type="float" office:value="78.1909686968536" calcext:value-type="float">
            <text:p><text:s text:c="3"/>78.19</text:p>
          </table:table-cell>
          <table:table-cell table:style-name="ce35" office:value-type="float" office:value="84052" calcext:value-type="float">
            <text:p><text:s text:c="3"/>84,052</text:p>
          </table:table-cell>
          <table:table-cell table:style-name="ce53" table:formula="of:=[.M17]/[.$B17]*100" office:value-type="float" office:value="15.321097405592" calcext:value-type="float">
            <text:p><text:s text:c="3"/>15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488" calcext:value-type="float">
            <text:p><text:s text:c="3"/>1,104,488</text:p>
          </table:table-cell>
          <table:table-cell table:style-name="ce17" office:value-type="float" office:value="44367" calcext:value-type="float">
            <text:p><text:s text:c="3"/>44,367</text:p>
          </table:table-cell>
          <table:table-cell table:style-name="ce27" table:formula="of:=[.C18]/[.$B18]*100" office:value-type="float" office:value="4.01697438088961" calcext:value-type="float">
            <text:p><text:s text:c="3"/>4.02</text:p>
          </table:table-cell>
          <table:table-cell table:style-name="ce17" office:value-type="float" office:value="64487" calcext:value-type="float">
            <text:p><text:s text:c="3"/>64,487</text:p>
          </table:table-cell>
          <table:table-cell table:style-name="ce27" table:formula="of:=[.E18]/[.$B18]*100" office:value-type="float" office:value="5.83863292312818" calcext:value-type="float">
            <text:p><text:s text:c="3"/>5.84</text:p>
          </table:table-cell>
          <table:table-cell table:style-name="ce17" office:value-type="float" office:value="126464" calcext:value-type="float">
            <text:p><text:s text:c="3"/>126,464</text:p>
          </table:table-cell>
          <table:table-cell table:style-name="ce27" table:formula="of:=[.G18]/[.$B18]*100" office:value-type="float" office:value="11.4500112269214" calcext:value-type="float">
            <text:p><text:s text:c="3"/>11.45</text:p>
          </table:table-cell>
          <table:table-cell table:style-name="ce35" office:value-type="float" office:value="86630" calcext:value-type="float">
            <text:p><text:s text:c="3"/>86,630</text:p>
          </table:table-cell>
          <table:table-cell table:style-name="ce27" table:formula="of:=[.I18]/[.$B18]*100" office:value-type="float" office:value="7.84345325616938" calcext:value-type="float">
            <text:p><text:s text:c="3"/>7.84</text:p>
          </table:table-cell>
          <table:table-cell table:style-name="ce42" office:value-type="float" office:value="860292" calcext:value-type="float">
            <text:p><text:s text:c="3"/>860,292</text:p>
          </table:table-cell>
          <table:table-cell table:style-name="ce27" table:formula="of:=[.K18]/[.$B18]*100" office:value-type="float" office:value="77.8905701103136" calcext:value-type="float">
            <text:p><text:s text:c="3"/>77.89</text:p>
          </table:table-cell>
          <table:table-cell table:style-name="ce35" office:value-type="float" office:value="140371" calcext:value-type="float">
            <text:p><text:s text:c="3"/>140,371</text:p>
          </table:table-cell>
          <table:table-cell table:style-name="ce53" table:formula="of:=[.M18]/[.$B18]*100" office:value-type="float" office:value="12.7091466815393" calcext:value-type="float">
            <text:p><text:s text:c="3"/>12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017" calcext:value-type="float">
            <text:p><text:s text:c="3"/>1,243,017</text:p>
          </table:table-cell>
          <table:table-cell table:style-name="ce17" office:value-type="float" office:value="53223" calcext:value-type="float">
            <text:p><text:s text:c="3"/>53,223</text:p>
          </table:table-cell>
          <table:table-cell table:style-name="ce27" table:formula="of:=[.C19]/[.$B19]*100" office:value-type="float" office:value="4.28175962195207" calcext:value-type="float">
            <text:p><text:s text:c="3"/>4.28</text:p>
          </table:table-cell>
          <table:table-cell table:style-name="ce17" office:value-type="float" office:value="76760" calcext:value-type="float">
            <text:p><text:s text:c="3"/>76,760</text:p>
          </table:table-cell>
          <table:table-cell table:style-name="ce27" table:formula="of:=[.E19]/[.$B19]*100" office:value-type="float" office:value="6.17529768297618" calcext:value-type="float">
            <text:p><text:s text:c="3"/>6.18</text:p>
          </table:table-cell>
          <table:table-cell table:style-name="ce17" office:value-type="float" office:value="147632" calcext:value-type="float">
            <text:p><text:s text:c="3"/>147,632</text:p>
          </table:table-cell>
          <table:table-cell table:style-name="ce27" table:formula="of:=[.G19]/[.$B19]*100" office:value-type="float" office:value="11.8769091653614" calcext:value-type="float">
            <text:p><text:s text:c="3"/>11.88</text:p>
          </table:table-cell>
          <table:table-cell table:style-name="ce35" office:value-type="float" office:value="100401" calcext:value-type="float">
            <text:p><text:s text:c="3"/>100,401</text:p>
          </table:table-cell>
          <table:table-cell table:style-name="ce27" table:formula="of:=[.I19]/[.$B19]*100" office:value-type="float" office:value="8.07720248395637" calcext:value-type="float">
            <text:p><text:s text:c="3"/>8.08</text:p>
          </table:table-cell>
          <table:table-cell table:style-name="ce42" office:value-type="float" office:value="959628" calcext:value-type="float">
            <text:p><text:s text:c="3"/>959,628</text:p>
          </table:table-cell>
          <table:table-cell table:style-name="ce27" table:formula="of:=[.K19]/[.$B19]*100" office:value-type="float" office:value="77.201518563302" calcext:value-type="float">
            <text:p><text:s text:c="3"/>77.20</text:p>
          </table:table-cell>
          <table:table-cell table:style-name="ce35" office:value-type="float" office:value="125192" calcext:value-type="float">
            <text:p><text:s text:c="3"/>125,192</text:p>
          </table:table-cell>
          <table:table-cell table:style-name="ce53" table:formula="of:=[.M19]/[.$B19]*100" office:value-type="float" office:value="10.0716241209895" calcext:value-type="float">
            <text:p><text:s text:c="3"/>10.0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5443" calcext:value-type="float">
            <text:p><text:s text:c="3"/>885,443</text:p>
          </table:table-cell>
          <table:table-cell table:style-name="ce17" office:value-type="float" office:value="36291" calcext:value-type="float">
            <text:p><text:s text:c="3"/>36,291</text:p>
          </table:table-cell>
          <table:table-cell table:style-name="ce27" table:formula="of:=[.C20]/[.$B20]*100" office:value-type="float" office:value="4.09862633732493" calcext:value-type="float">
            <text:p><text:s text:c="3"/>4.10</text:p>
          </table:table-cell>
          <table:table-cell table:style-name="ce17" office:value-type="float" office:value="53563" calcext:value-type="float">
            <text:p><text:s text:c="3"/>53,563</text:p>
          </table:table-cell>
          <table:table-cell table:style-name="ce27" table:formula="of:=[.E20]/[.$B20]*100" office:value-type="float" office:value="6.0492883223426" calcext:value-type="float">
            <text:p><text:s text:c="3"/>6.05</text:p>
          </table:table-cell>
          <table:table-cell table:style-name="ce17" office:value-type="float" office:value="106422" calcext:value-type="float">
            <text:p><text:s text:c="3"/>106,422</text:p>
          </table:table-cell>
          <table:table-cell table:style-name="ce27" table:formula="of:=[.G20]/[.$B20]*100" office:value-type="float" office:value="12.019068421118" calcext:value-type="float">
            <text:p><text:s text:c="3"/>12.02</text:p>
          </table:table-cell>
          <table:table-cell table:style-name="ce35" office:value-type="float" office:value="72946" calcext:value-type="float">
            <text:p><text:s text:c="3"/>72,946</text:p>
          </table:table-cell>
          <table:table-cell table:style-name="ce27" table:formula="of:=[.I20]/[.$B20]*100" office:value-type="float" office:value="8.23836204024426" calcext:value-type="float">
            <text:p><text:s text:c="3"/>8.24</text:p>
          </table:table-cell>
          <table:table-cell table:style-name="ce42" office:value-type="float" office:value="681726" calcext:value-type="float">
            <text:p><text:s text:c="3"/>681,726</text:p>
          </table:table-cell>
          <table:table-cell table:style-name="ce27" table:formula="of:=[.K20]/[.$B20]*100" office:value-type="float" office:value="76.9926466186982" calcext:value-type="float">
            <text:p><text:s text:c="3"/>76.99</text:p>
          </table:table-cell>
          <table:table-cell table:style-name="ce35" office:value-type="float" office:value="108121" calcext:value-type="float">
            <text:p><text:s text:c="3"/>108,121</text:p>
          </table:table-cell>
          <table:table-cell table:style-name="ce53" table:formula="of:=[.M20]/[.$B20]*100" office:value-type="float" office:value="12.2109497731644" calcext:value-type="float">
            <text:p><text:s text:c="3"/>12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063" calcext:value-type="float">
            <text:p><text:s text:c="3"/>232,063</text:p>
          </table:table-cell>
          <table:table-cell table:style-name="ce17" office:value-type="float" office:value="10455" calcext:value-type="float">
            <text:p><text:s text:c="3"/>10,455</text:p>
          </table:table-cell>
          <table:table-cell table:style-name="ce27" table:formula="of:=[.C21]/[.$B21]*100" office:value-type="float" office:value="4.50524211097848" calcext:value-type="float">
            <text:p><text:s text:c="3"/>4.51</text:p>
          </table:table-cell>
          <table:table-cell table:style-name="ce17" office:value-type="float" office:value="15200" calcext:value-type="float">
            <text:p><text:s text:c="3"/>15,200</text:p>
          </table:table-cell>
          <table:table-cell table:style-name="ce27" table:formula="of:=[.E21]/[.$B21]*100" office:value-type="float" office:value="6.5499454889405" calcext:value-type="float">
            <text:p><text:s text:c="3"/>6.55</text:p>
          </table:table-cell>
          <table:table-cell table:style-name="ce17" office:value-type="float" office:value="29184" calcext:value-type="float">
            <text:p><text:s text:c="3"/>29,184</text:p>
          </table:table-cell>
          <table:table-cell table:style-name="ce27" table:formula="of:=[.G21]/[.$B21]*100" office:value-type="float" office:value="12.5758953387658" calcext:value-type="float">
            <text:p><text:s text:c="3"/>12.58</text:p>
          </table:table-cell>
          <table:table-cell table:style-name="ce35" office:value-type="float" office:value="18641" calcext:value-type="float">
            <text:p><text:s text:c="3"/>18,641</text:p>
          </table:table-cell>
          <table:table-cell table:style-name="ce27" table:formula="of:=[.I21]/[.$B21]*100" office:value-type="float" office:value="8.03273249074605" calcext:value-type="float">
            <text:p><text:s text:c="3"/>8.03</text:p>
          </table:table-cell>
          <table:table-cell table:style-name="ce42" office:value-type="float" office:value="178088" calcext:value-type="float">
            <text:p><text:s text:c="3"/>178,088</text:p>
          </table:table-cell>
          <table:table-cell table:style-name="ce27" table:formula="of:=[.K21]/[.$B21]*100" office:value-type="float" office:value="76.7412297522656" calcext:value-type="float">
            <text:p><text:s text:c="3"/>76.74</text:p>
          </table:table-cell>
          <table:table-cell table:style-name="ce35" office:value-type="float" office:value="29854" calcext:value-type="float">
            <text:p><text:s text:c="3"/>29,854</text:p>
          </table:table-cell>
          <table:table-cell table:style-name="ce53" table:formula="of:=[.M21]/[.$B21]*100" office:value-type="float" office:value="12.8646100412388" calcext:value-type="float">
            <text:p><text:s text:c="3"/>12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792" calcext:value-type="float">
            <text:p><text:s text:c="3"/>341,792</text:p>
          </table:table-cell>
          <table:table-cell table:style-name="ce17" office:value-type="float" office:value="14600" calcext:value-type="float">
            <text:p><text:s text:c="3"/>14,600</text:p>
          </table:table-cell>
          <table:table-cell table:style-name="ce27" table:formula="of:=[.C22]/[.$B22]*100" office:value-type="float" office:value="4.27160378241738" calcext:value-type="float">
            <text:p><text:s text:c="3"/>4.27</text:p>
          </table:table-cell>
          <table:table-cell table:style-name="ce17" office:value-type="float" office:value="21311" calcext:value-type="float">
            <text:p><text:s text:c="3"/>21,311</text:p>
          </table:table-cell>
          <table:table-cell table:style-name="ce27" table:formula="of:=[.E22]/[.$B22]*100" office:value-type="float" office:value="6.23507864432169" calcext:value-type="float">
            <text:p><text:s text:c="3"/>6.24</text:p>
          </table:table-cell>
          <table:table-cell table:style-name="ce17" office:value-type="float" office:value="41944" calcext:value-type="float">
            <text:p><text:s text:c="3"/>41,944</text:p>
          </table:table-cell>
          <table:table-cell table:style-name="ce27" table:formula="of:=[.G22]/[.$B22]*100" office:value-type="float" office:value="12.2717910308024" calcext:value-type="float">
            <text:p><text:s text:c="3"/>12.27</text:p>
          </table:table-cell>
          <table:table-cell table:style-name="ce35" office:value-type="float" office:value="28878" calcext:value-type="float">
            <text:p><text:s text:c="3"/>28,878</text:p>
          </table:table-cell>
          <table:table-cell table:style-name="ce27" table:formula="of:=[.I22]/[.$B22]*100" office:value-type="float" office:value="8.44899822114034" calcext:value-type="float">
            <text:p><text:s text:c="3"/>8.45</text:p>
          </table:table-cell>
          <table:table-cell table:style-name="ce42" office:value-type="float" office:value="261607" calcext:value-type="float">
            <text:p><text:s text:c="3"/>261,607</text:p>
          </table:table-cell>
          <table:table-cell table:style-name="ce27" table:formula="of:=[.K22]/[.$B22]*100" office:value-type="float" office:value="76.539825390881" calcext:value-type="float">
            <text:p><text:s text:c="3"/>76.54</text:p>
          </table:table-cell>
          <table:table-cell table:style-name="ce35" office:value-type="float" office:value="41789" calcext:value-type="float">
            <text:p><text:s text:c="3"/>41,789</text:p>
          </table:table-cell>
          <table:table-cell table:style-name="ce53" table:formula="of:=[.M22]/[.$B22]*100" office:value-type="float" office:value="12.2264418125644" calcext:value-type="float">
            <text:p><text:s text:c="3"/>12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104" calcext:value-type="float">
            <text:p><text:s text:c="3"/>93,104</text:p>
          </table:table-cell>
          <table:table-cell table:style-name="ce17" office:value-type="float" office:value="4008" calcext:value-type="float">
            <text:p><text:s text:c="3"/>4,008</text:p>
          </table:table-cell>
          <table:table-cell table:style-name="ce27" table:formula="of:=[.C23]/[.$B23]*100" office:value-type="float" office:value="4.30486337858739" calcext:value-type="float">
            <text:p><text:s text:c="3"/>4.30</text:p>
          </table:table-cell>
          <table:table-cell table:style-name="ce17" office:value-type="float" office:value="5764" calcext:value-type="float">
            <text:p><text:s text:c="3"/>5,764</text:p>
          </table:table-cell>
          <table:table-cell table:style-name="ce27" table:formula="of:=[.E23]/[.$B23]*100" office:value-type="float" office:value="6.19092627599244" calcext:value-type="float">
            <text:p><text:s text:c="3"/>6.19</text:p>
          </table:table-cell>
          <table:table-cell table:style-name="ce17" office:value-type="float" office:value="10884" calcext:value-type="float">
            <text:p><text:s text:c="3"/>10,884</text:p>
          </table:table-cell>
          <table:table-cell table:style-name="ce27" table:formula="of:=[.G23]/[.$B23]*100" office:value-type="float" office:value="11.6901529472418" calcext:value-type="float">
            <text:p><text:s text:c="3"/>11.69</text:p>
          </table:table-cell>
          <table:table-cell table:style-name="ce35" office:value-type="float" office:value="6575" calcext:value-type="float">
            <text:p><text:s text:c="3"/>6,575</text:p>
          </table:table-cell>
          <table:table-cell table:style-name="ce27" table:formula="of:=[.I23]/[.$B23]*100" office:value-type="float" office:value="7.06199518817666" calcext:value-type="float">
            <text:p><text:s text:c="3"/>7.06</text:p>
          </table:table-cell>
          <table:table-cell table:style-name="ce42" office:value-type="float" office:value="73248" calcext:value-type="float">
            <text:p><text:s text:c="3"/>73,248</text:p>
          </table:table-cell>
          <table:table-cell table:style-name="ce27" table:formula="of:=[.K23]/[.$B23]*100" office:value-type="float" office:value="78.6733115655611" calcext:value-type="float">
            <text:p><text:s text:c="3"/>78.67</text:p>
          </table:table-cell>
          <table:table-cell table:style-name="ce35" office:value-type="float" office:value="13875" calcext:value-type="float">
            <text:p><text:s text:c="3"/>13,875</text:p>
          </table:table-cell>
          <table:table-cell table:style-name="ce53" table:formula="of:=[.M23]/[.$B23]*100" office:value-type="float" office:value="14.9026894655439" calcext:value-type="float">
            <text:p><text:s text:c="3"/>14.9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976" calcext:value-type="float">
            <text:p><text:s text:c="3"/>388,976</text:p>
          </table:table-cell>
          <table:table-cell table:style-name="ce17" office:value-type="float" office:value="14530" calcext:value-type="float">
            <text:p><text:s text:c="3"/>14,530</text:p>
          </table:table-cell>
          <table:table-cell table:style-name="ce27" table:formula="of:=[.C24]/[.$B24]*100" office:value-type="float" office:value="3.7354489737156" calcext:value-type="float">
            <text:p><text:s text:c="3"/>3.74</text:p>
          </table:table-cell>
          <table:table-cell table:style-name="ce17" office:value-type="float" office:value="21621" calcext:value-type="float">
            <text:p><text:s text:c="3"/>21,621</text:p>
          </table:table-cell>
          <table:table-cell table:style-name="ce27" table:formula="of:=[.E24]/[.$B24]*100" office:value-type="float" office:value="5.55844062358603" calcext:value-type="float">
            <text:p><text:s text:c="3"/>5.56</text:p>
          </table:table-cell>
          <table:table-cell table:style-name="ce17" office:value-type="float" office:value="45062" calcext:value-type="float">
            <text:p><text:s text:c="3"/>45,062</text:p>
          </table:table-cell>
          <table:table-cell table:style-name="ce27" table:formula="of:=[.G24]/[.$B24]*100" office:value-type="float" office:value="11.5847764386492" calcext:value-type="float">
            <text:p><text:s text:c="3"/>11.58</text:p>
          </table:table-cell>
          <table:table-cell table:style-name="ce35" office:value-type="float" office:value="33516" calcext:value-type="float">
            <text:p><text:s text:c="3"/>33,516</text:p>
          </table:table-cell>
          <table:table-cell table:style-name="ce27" table:formula="of:=[.I24]/[.$B24]*100" office:value-type="float" office:value="8.61646991073999" calcext:value-type="float">
            <text:p><text:s text:c="3"/>8.62</text:p>
          </table:table-cell>
          <table:table-cell table:style-name="ce42" office:value-type="float" office:value="299367" calcext:value-type="float">
            <text:p><text:s text:c="3"/>299,367</text:p>
          </table:table-cell>
          <table:table-cell table:style-name="ce27" table:formula="of:=[.K24]/[.$B24]*100" office:value-type="float" office:value="76.9628460367735" calcext:value-type="float">
            <text:p><text:s text:c="3"/>76.96</text:p>
          </table:table-cell>
          <table:table-cell table:style-name="ce35" office:value-type="float" office:value="41657" calcext:value-type="float">
            <text:p><text:s text:c="3"/>41,657</text:p>
          </table:table-cell>
          <table:table-cell table:style-name="ce53" table:formula="of:=[.M24]/[.$B24]*100" office:value-type="float" office:value="10.7094010941549" calcext:value-type="float">
            <text:p><text:s text:c="3"/>10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4109" calcext:value-type="float">
            <text:p><text:s text:c="3"/>404,109</text:p>
          </table:table-cell>
          <table:table-cell table:style-name="ce17" office:value-type="float" office:value="23943" calcext:value-type="float">
            <text:p><text:s text:c="3"/>23,943</text:p>
          </table:table-cell>
          <table:table-cell table:style-name="ce27" table:formula="of:=[.C25]/[.$B25]*100" office:value-type="float" office:value="5.92488660237708" calcext:value-type="float">
            <text:p><text:s text:c="3"/>5.92</text:p>
          </table:table-cell>
          <table:table-cell table:style-name="ce17" office:value-type="float" office:value="34288" calcext:value-type="float">
            <text:p><text:s text:c="3"/>34,288</text:p>
          </table:table-cell>
          <table:table-cell table:style-name="ce27" table:formula="of:=[.E25]/[.$B25]*100" office:value-type="float" office:value="8.4848394863762" calcext:value-type="float">
            <text:p><text:s text:c="3"/>8.48</text:p>
          </table:table-cell>
          <table:table-cell table:style-name="ce17" office:value-type="float" office:value="63351" calcext:value-type="float">
            <text:p><text:s text:c="3"/>63,351</text:p>
          </table:table-cell>
          <table:table-cell table:style-name="ce27" table:formula="of:=[.G25]/[.$B25]*100" office:value-type="float" office:value="15.6767109863923" calcext:value-type="float">
            <text:p><text:s text:c="3"/>15.68</text:p>
          </table:table-cell>
          <table:table-cell table:style-name="ce35" office:value-type="float" office:value="35111" calcext:value-type="float">
            <text:p><text:s text:c="3"/>35,111</text:p>
          </table:table-cell>
          <table:table-cell table:style-name="ce27" table:formula="of:=[.I25]/[.$B25]*100" office:value-type="float" office:value="8.68849741035216" calcext:value-type="float">
            <text:p><text:s text:c="3"/>8.69</text:p>
          </table:table-cell>
          <table:table-cell table:style-name="ce42" office:value-type="float" office:value="294609" calcext:value-type="float">
            <text:p><text:s text:c="3"/>294,609</text:p>
          </table:table-cell>
          <table:table-cell table:style-name="ce27" table:formula="of:=[.K25]/[.$B25]*100" office:value-type="float" office:value="72.9033503336971" calcext:value-type="float">
            <text:p><text:s text:c="3"/>72.90</text:p>
          </table:table-cell>
          <table:table-cell table:style-name="ce35" office:value-type="float" office:value="37464" calcext:value-type="float">
            <text:p><text:s text:c="3"/>37,464</text:p>
          </table:table-cell>
          <table:table-cell table:style-name="ce53" table:formula="of:=[.M25]/[.$B25]*100" office:value-type="float" office:value="9.27076605569289" calcext:value-type="float">
            <text:p><text:s text:c="3"/>9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4440" calcext:value-type="float">
            <text:p><text:s text:c="3"/>1,064,440</text:p>
          </table:table-cell>
          <table:table-cell table:style-name="ce17" office:value-type="float" office:value="48456" calcext:value-type="float">
            <text:p><text:s text:c="3"/>48,456</text:p>
          </table:table-cell>
          <table:table-cell table:style-name="ce27" table:formula="of:=[.C26]/[.$B26]*100" office:value-type="float" office:value="4.55225282777799" calcext:value-type="float">
            <text:p><text:s text:c="3"/>4.55</text:p>
          </table:table-cell>
          <table:table-cell table:style-name="ce17" office:value-type="float" office:value="73242" calcext:value-type="float">
            <text:p><text:s text:c="3"/>73,242</text:p>
          </table:table-cell>
          <table:table-cell table:style-name="ce27" table:formula="of:=[.E26]/[.$B26]*100" office:value-type="float" office:value="6.88080117244749" calcext:value-type="float">
            <text:p><text:s text:c="3"/>6.88</text:p>
          </table:table-cell>
          <table:table-cell table:style-name="ce17" office:value-type="float" office:value="152540" calcext:value-type="float">
            <text:p><text:s text:c="3"/>152,540</text:p>
          </table:table-cell>
          <table:table-cell table:style-name="ce27" table:formula="of:=[.G26]/[.$B26]*100" office:value-type="float" office:value="14.3305400022547" calcext:value-type="float">
            <text:p><text:s text:c="3"/>14.33</text:p>
          </table:table-cell>
          <table:table-cell table:style-name="ce35" office:value-type="float" office:value="99929" calcext:value-type="float">
            <text:p><text:s text:c="3"/>99,929</text:p>
          </table:table-cell>
          <table:table-cell table:style-name="ce27" table:formula="of:=[.I26]/[.$B26]*100" office:value-type="float" office:value="9.38794107699823" calcext:value-type="float">
            <text:p><text:s text:c="3"/>9.39</text:p>
          </table:table-cell>
          <table:table-cell table:style-name="ce42" office:value-type="float" office:value="781422" calcext:value-type="float">
            <text:p><text:s text:c="3"/>781,422</text:p>
          </table:table-cell>
          <table:table-cell table:style-name="ce27" table:formula="of:=[.K26]/[.$B26]*100" office:value-type="float" office:value="73.4115591296832" calcext:value-type="float">
            <text:p><text:s text:c="3"/>73.41</text:p>
          </table:table-cell>
          <table:table-cell table:style-name="ce35" office:value-type="float" office:value="84177" calcext:value-type="float">
            <text:p><text:s text:c="3"/>84,177</text:p>
          </table:table-cell>
          <table:table-cell table:style-name="ce53" table:formula="of:=[.M26]/[.$B26]*100" office:value-type="float" office:value="7.90810191274285" calcext:value-type="float">
            <text:p><text:s text:c="3"/>7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86" calcext:value-type="float">
            <text:p><text:s text:c="3"/>274,086</text:p>
          </table:table-cell>
          <table:table-cell table:style-name="ce17" office:value-type="float" office:value="11394" calcext:value-type="float">
            <text:p><text:s text:c="3"/>11,394</text:p>
          </table:table-cell>
          <table:table-cell table:style-name="ce27" table:formula="of:=[.C27]/[.$B27]*100" office:value-type="float" office:value="4.15708938070533" calcext:value-type="float">
            <text:p><text:s text:c="3"/>4.16</text:p>
          </table:table-cell>
          <table:table-cell table:style-name="ce17" office:value-type="float" office:value="17676" calcext:value-type="float">
            <text:p><text:s text:c="3"/>17,676</text:p>
          </table:table-cell>
          <table:table-cell table:style-name="ce27" table:formula="of:=[.E27]/[.$B27]*100" office:value-type="float" office:value="6.44907072962501" calcext:value-type="float">
            <text:p><text:s text:c="3"/>6.45</text:p>
          </table:table-cell>
          <table:table-cell table:style-name="ce17" office:value-type="float" office:value="38314" calcext:value-type="float">
            <text:p><text:s text:c="3"/>38,314</text:p>
          </table:table-cell>
          <table:table-cell table:style-name="ce27" table:formula="of:=[.G27]/[.$B27]*100" office:value-type="float" office:value="13.9788241646782" calcext:value-type="float">
            <text:p><text:s text:c="3"/>13.98</text:p>
          </table:table-cell>
          <table:table-cell table:style-name="ce35" office:value-type="float" office:value="25533" calcext:value-type="float">
            <text:p><text:s text:c="3"/>25,533</text:p>
          </table:table-cell>
          <table:table-cell table:style-name="ce27" table:formula="of:=[.I27]/[.$B27]*100" office:value-type="float" office:value="9.31568923622513" calcext:value-type="float">
            <text:p><text:s text:c="3"/>9.32</text:p>
          </table:table-cell>
          <table:table-cell table:style-name="ce42" office:value-type="float" office:value="202626" calcext:value-type="float">
            <text:p><text:s text:c="3"/>202,626</text:p>
          </table:table-cell>
          <table:table-cell table:style-name="ce27" table:formula="of:=[.K27]/[.$B27]*100" office:value-type="float" office:value="73.9278912458134" calcext:value-type="float">
            <text:p><text:s text:c="3"/>73.93</text:p>
          </table:table-cell>
          <table:table-cell table:style-name="ce35" office:value-type="float" office:value="29004" calcext:value-type="float">
            <text:p><text:s text:c="3"/>29,004</text:p>
          </table:table-cell>
          <table:table-cell table:style-name="ce53" table:formula="of:=[.M27]/[.$B27]*100" office:value-type="float" office:value="10.5820800770561" calcext:value-type="float">
            <text:p><text:s text:c="3"/>10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7968" calcext:value-type="float">
            <text:p><text:s text:c="3"/>767,968</text:p>
          </table:table-cell>
          <table:table-cell table:style-name="ce17" office:value-type="float" office:value="32002" calcext:value-type="float">
            <text:p><text:s text:c="3"/>32,002</text:p>
          </table:table-cell>
          <table:table-cell table:style-name="ce27" table:formula="of:=[.C28]/[.$B28]*100" office:value-type="float" office:value="4.16710071252969" calcext:value-type="float">
            <text:p><text:s text:c="3"/>4.17</text:p>
          </table:table-cell>
          <table:table-cell table:style-name="ce17" office:value-type="float" office:value="47098" calcext:value-type="float">
            <text:p><text:s text:c="3"/>47,098</text:p>
          </table:table-cell>
          <table:table-cell table:style-name="ce27" table:formula="of:=[.E28]/[.$B28]*100" office:value-type="float" office:value="6.13280761698404" calcext:value-type="float">
            <text:p><text:s text:c="3"/>6.13</text:p>
          </table:table-cell>
          <table:table-cell table:style-name="ce17" office:value-type="float" office:value="96223" calcext:value-type="float">
            <text:p><text:s text:c="3"/>96,223</text:p>
          </table:table-cell>
          <table:table-cell table:style-name="ce27" table:formula="of:=[.G28]/[.$B28]*100" office:value-type="float" office:value="12.5295585232718" calcext:value-type="float">
            <text:p><text:s text:c="3"/>12.53</text:p>
          </table:table-cell>
          <table:table-cell table:style-name="ce35" office:value-type="float" office:value="65971" calcext:value-type="float">
            <text:p><text:s text:c="3"/>65,971</text:p>
          </table:table-cell>
          <table:table-cell table:style-name="ce27" table:formula="of:=[.I28]/[.$B28]*100" office:value-type="float" office:value="8.5903318888287" calcext:value-type="float">
            <text:p><text:s text:c="3"/>8.59</text:p>
          </table:table-cell>
          <table:table-cell table:style-name="ce42" office:value-type="float" office:value="584149" calcext:value-type="float">
            <text:p><text:s text:c="3"/>584,149</text:p>
          </table:table-cell>
          <table:table-cell table:style-name="ce27" table:formula="of:=[.K28]/[.$B28]*100" office:value-type="float" office:value="76.0642370515438" calcext:value-type="float">
            <text:p><text:s text:c="3"/>76.06</text:p>
          </table:table-cell>
          <table:table-cell table:style-name="ce35" office:value-type="float" office:value="71272" calcext:value-type="float">
            <text:p><text:s text:c="3"/>71,272</text:p>
          </table:table-cell>
          <table:table-cell table:style-name="ce53" table:formula="of:=[.M28]/[.$B28]*100" office:value-type="float" office:value="9.2805950247927" calcext:value-type="float">
            <text:p><text:s text:c="3"/>9.2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2539" calcext:value-type="float">
            <text:p><text:s text:c="3"/>2,622,539</text:p>
          </table:table-cell>
          <table:table-cell table:style-name="ce18" office:value-type="float" office:value="109755" calcext:value-type="float">
            <text:p><text:s text:c="3"/>109,755</text:p>
          </table:table-cell>
          <table:table-cell table:style-name="ce26" table:formula="of:=[.C29]/[.$B29]*100" office:value-type="float" office:value="4.18506645659035" calcext:value-type="float">
            <text:p><text:s text:c="3"/>4.19</text:p>
          </table:table-cell>
          <table:table-cell table:style-name="ce18" office:value-type="float" office:value="157903" calcext:value-type="float">
            <text:p><text:s text:c="3"/>157,903</text:p>
          </table:table-cell>
          <table:table-cell table:style-name="ce26" table:formula="of:=[.E29]/[.$B29]*100" office:value-type="float" office:value="6.02099720919308" calcext:value-type="float">
            <text:p><text:s text:c="3"/>6.02</text:p>
          </table:table-cell>
          <table:table-cell table:style-name="ce18" office:value-type="float" office:value="308254" calcext:value-type="float">
            <text:p><text:s text:c="3"/>308,254</text:p>
          </table:table-cell>
          <table:table-cell table:style-name="ce26" table:formula="of:=[.G29]/[.$B29]*100" office:value-type="float" office:value="11.754029206048" calcext:value-type="float">
            <text:p><text:s text:c="3"/>11.75</text:p>
          </table:table-cell>
          <table:table-cell table:style-name="ce36" office:value-type="float" office:value="198632" calcext:value-type="float">
            <text:p><text:s text:c="3"/>198,632</text:p>
          </table:table-cell>
          <table:table-cell table:style-name="ce26" table:formula="of:=[.I29]/[.$B29]*100" office:value-type="float" office:value="7.57403417070251" calcext:value-type="float">
            <text:p><text:s text:c="3"/>7.57</text:p>
          </table:table-cell>
          <table:table-cell table:style-name="ce43" office:value-type="float" office:value="2051465" calcext:value-type="float">
            <text:p><text:s text:c="3"/>2,051,465</text:p>
          </table:table-cell>
          <table:table-cell table:style-name="ce26" table:formula="of:=[.K29]/[.$B29]*100" office:value-type="float" office:value="78.2243848423227" calcext:value-type="float">
            <text:p><text:s text:c="3"/>78.22</text:p>
          </table:table-cell>
          <table:table-cell table:style-name="ce36" office:value-type="float" office:value="321176" calcext:value-type="float">
            <text:p><text:s text:c="3"/>321,176</text:p>
          </table:table-cell>
          <table:table-cell table:style-name="ce52" table:formula="of:=[.M29]/[.$B29]*100" office:value-type="float" office:value="12.2467578175196" calcext:value-type="float">
            <text:p><text:s text:c="3"/>12.2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4341" calcext:value-type="float">
            <text:p><text:s text:c="3"/>1,524,341</text:p>
          </table:table-cell>
          <table:table-cell table:style-name="ce18" office:value-type="float" office:value="61548" calcext:value-type="float">
            <text:p><text:s text:c="3"/>61,548</text:p>
          </table:table-cell>
          <table:table-cell table:style-name="ce26" table:formula="of:=[.C30]/[.$B30]*100" office:value-type="float" office:value="4.03767923318995" calcext:value-type="float">
            <text:p><text:s text:c="3"/>4.04</text:p>
          </table:table-cell>
          <table:table-cell table:style-name="ce18" office:value-type="float" office:value="91459" calcext:value-type="float">
            <text:p><text:s text:c="3"/>91,459</text:p>
          </table:table-cell>
          <table:table-cell table:style-name="ce26" table:formula="of:=[.E30]/[.$B30]*100" office:value-type="float" office:value="5.99990422090595" calcext:value-type="float">
            <text:p><text:s text:c="3"/>6.00</text:p>
          </table:table-cell>
          <table:table-cell table:style-name="ce18" office:value-type="float" office:value="185894" calcext:value-type="float">
            <text:p><text:s text:c="3"/>185,894</text:p>
          </table:table-cell>
          <table:table-cell table:style-name="ce26" table:formula="of:=[.G30]/[.$B30]*100" office:value-type="float" office:value="12.1950403485834" calcext:value-type="float">
            <text:p><text:s text:c="3"/>12.20</text:p>
          </table:table-cell>
          <table:table-cell table:style-name="ce36" office:value-type="float" office:value="123798" calcext:value-type="float">
            <text:p><text:s text:c="3"/>123,798</text:p>
          </table:table-cell>
          <table:table-cell table:style-name="ce26" table:formula="of:=[.I30]/[.$B30]*100" office:value-type="float" office:value="8.12141115406592" calcext:value-type="float">
            <text:p><text:s text:c="3"/>8.12</text:p>
          </table:table-cell>
          <table:table-cell table:style-name="ce43" office:value-type="float" office:value="1174257" calcext:value-type="float">
            <text:p><text:s text:c="3"/>1,174,257</text:p>
          </table:table-cell>
          <table:table-cell table:style-name="ce26" table:formula="of:=[.K30]/[.$B30]*100" office:value-type="float" office:value="77.0337476981856" calcext:value-type="float">
            <text:p><text:s text:c="3"/>77.03</text:p>
          </table:table-cell>
          <table:table-cell table:style-name="ce36" office:value-type="float" office:value="145021" calcext:value-type="float">
            <text:p><text:s text:c="3"/>145,021</text:p>
          </table:table-cell>
          <table:table-cell table:style-name="ce52" table:formula="of:=[.M30]/[.$B30]*100" office:value-type="float" office:value="9.51368493007798" calcext:value-type="float">
            <text:p><text:s text:c="3"/>9.5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566" calcext:value-type="float">
            <text:p><text:s text:c="3"/>93,566</text:p>
          </table:table-cell>
          <table:table-cell table:style-name="ce18" office:value-type="float" office:value="4660" calcext:value-type="float">
            <text:p><text:s text:c="3"/>4,660</text:p>
          </table:table-cell>
          <table:table-cell table:style-name="ce26" table:formula="of:=[.C31]/[.$B31]*100" office:value-type="float" office:value="4.98044161340658" calcext:value-type="float">
            <text:p><text:s text:c="3"/>4.98</text:p>
          </table:table-cell>
          <table:table-cell table:style-name="ce18" office:value-type="float" office:value="6245" calcext:value-type="float">
            <text:p><text:s text:c="3"/>6,245</text:p>
          </table:table-cell>
          <table:table-cell table:style-name="ce26" table:formula="of:=[.E31]/[.$B31]*100" office:value-type="float" office:value="6.67443302054165" calcext:value-type="float">
            <text:p><text:s text:c="3"/>6.67</text:p>
          </table:table-cell>
          <table:table-cell table:style-name="ce18" office:value-type="float" office:value="10415" calcext:value-type="float">
            <text:p><text:s text:c="3"/>10,415</text:p>
          </table:table-cell>
          <table:table-cell table:style-name="ce26" table:formula="of:=[.G31]/[.$B31]*100" office:value-type="float" office:value="11.1311801295342" calcext:value-type="float">
            <text:p><text:s text:c="3"/>11.13</text:p>
          </table:table-cell>
          <table:table-cell table:style-name="ce36" office:value-type="float" office:value="5558" calcext:value-type="float">
            <text:p><text:s text:c="3"/>5,558</text:p>
          </table:table-cell>
          <table:table-cell table:style-name="ce26" table:formula="of:=[.I31]/[.$B31]*100" office:value-type="float" office:value="5.94019195006733" calcext:value-type="float">
            <text:p><text:s text:c="3"/>5.94</text:p>
          </table:table-cell>
          <table:table-cell table:style-name="ce43" office:value-type="float" office:value="74961" calcext:value-type="float">
            <text:p><text:s text:c="3"/>74,961</text:p>
          </table:table-cell>
          <table:table-cell table:style-name="ce26" table:formula="of:=[.K31]/[.$B31]*100" office:value-type="float" office:value="80.115640296689" calcext:value-type="float">
            <text:p><text:s text:c="3"/>80.12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table:formula="of:=[.M31]/[.$B31]*100" office:value-type="float" office:value="12.4340038048009" calcext:value-type="float">
            <text:p><text:s text:c="3"/>12.4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735" calcext:value-type="float">
            <text:p><text:s text:c="3"/>83,735</text:p>
          </table:table-cell>
          <table:table-cell table:style-name="ce17" office:value-type="float" office:value="4185" calcext:value-type="float">
            <text:p><text:s text:c="3"/>4,185</text:p>
          </table:table-cell>
          <table:table-cell table:style-name="ce27" table:formula="of:=[.C32]/[.$B32]*100" office:value-type="float" office:value="4.99791007344599" calcext:value-type="float">
            <text:p><text:s text:c="3"/>5.00</text:p>
          </table:table-cell>
          <table:table-cell table:style-name="ce17" office:value-type="float" office:value="5575" calcext:value-type="float">
            <text:p><text:s text:c="3"/>5,575</text:p>
          </table:table-cell>
          <table:table-cell table:style-name="ce27" table:formula="of:=[.E32]/[.$B32]*100" office:value-type="float" office:value="6.65790887920225" calcext:value-type="float">
            <text:p><text:s text:c="3"/>6.66</text:p>
          </table:table-cell>
          <table:table-cell table:style-name="ce17" office:value-type="float" office:value="9266" calcext:value-type="float">
            <text:p><text:s text:c="3"/>9,266</text:p>
          </table:table-cell>
          <table:table-cell table:style-name="ce27" table:formula="of:=[.G32]/[.$B32]*100" office:value-type="float" office:value="11.0658625425449" calcext:value-type="float">
            <text:p><text:s text:c="3"/>11.07</text:p>
          </table:table-cell>
          <table:table-cell table:style-name="ce35" office:value-type="float" office:value="4907" calcext:value-type="float">
            <text:p><text:s text:c="3"/>4,907</text:p>
          </table:table-cell>
          <table:table-cell table:style-name="ce27" table:formula="of:=[.I32]/[.$B32]*100" office:value-type="float" office:value="5.86015405744312" calcext:value-type="float">
            <text:p><text:s text:c="3"/>5.86</text:p>
          </table:table-cell>
          <table:table-cell table:style-name="ce42" office:value-type="float" office:value="67196" calcext:value-type="float">
            <text:p><text:s text:c="3"/>67,196</text:p>
          </table:table-cell>
          <table:table-cell table:style-name="ce27" table:formula="of:=[.K32]/[.$B32]*100" office:value-type="float" office:value="80.2484026989909" calcext:value-type="float">
            <text:p><text:s text:c="3"/>80.25</text:p>
          </table:table-cell>
          <table:table-cell table:style-name="ce35" office:value-type="float" office:value="10675" calcext:value-type="float">
            <text:p><text:s text:c="3"/>10,675</text:p>
          </table:table-cell>
          <table:table-cell table:style-name="ce53" table:formula="of:=[.M32]/[.$B32]*100" office:value-type="float" office:value="12.748551979459" calcext:value-type="float">
            <text:p><text:s text:c="3"/>12.7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31" calcext:value-type="float">
            <text:p><text:s text:c="3"/>9,831</text:p>
          </table:table-cell>
          <table:table-cell table:style-name="ce19" office:value-type="float" office:value="475" calcext:value-type="float">
            <text:p><text:s text:c="3"/>475</text:p>
          </table:table-cell>
          <table:table-cell table:style-name="ce28" table:formula="of:=[.C33]/[.$B33]*100" office:value-type="float" office:value="4.83165496897569" calcext:value-type="float">
            <text:p><text:s text:c="3"/>4.83</text:p>
          </table:table-cell>
          <table:table-cell table:style-name="ce19" office:value-type="float" office:value="670" calcext:value-type="float">
            <text:p><text:s text:c="3"/>670</text:p>
          </table:table-cell>
          <table:table-cell table:style-name="ce28" table:formula="of:=[.E33]/[.$B33]*100" office:value-type="float" office:value="6.81517648255518" calcext:value-type="float">
            <text:p><text:s text:c="3"/>6.82</text:p>
          </table:table-cell>
          <table:table-cell table:style-name="ce19" office:value-type="float" office:value="1149" calcext:value-type="float">
            <text:p><text:s text:c="3"/>1,149</text:p>
          </table:table-cell>
          <table:table-cell table:style-name="ce28" table:formula="of:=[.G33]/[.$B33]*100" office:value-type="float" office:value="11.6875190723222" calcext:value-type="float">
            <text:p><text:s text:c="3"/>11.6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28" table:formula="of:=[.I33]/[.$B33]*100" office:value-type="float" office:value="6.62191028379616" calcext:value-type="float">
            <text:p><text:s text:c="3"/>6.62</text:p>
          </table:table-cell>
          <table:table-cell table:style-name="ce44" office:value-type="float" office:value="7765" calcext:value-type="float">
            <text:p><text:s text:c="3"/>7,765</text:p>
          </table:table-cell>
          <table:table-cell table:style-name="ce28" table:formula="of:=[.K33]/[.$B33]*100" office:value-type="float" office:value="78.9848438612552" calcext:value-type="float">
            <text:p><text:s text:c="3"/>78.98</text:p>
          </table:table-cell>
          <table:table-cell table:style-name="ce37" office:value-type="float" office:value="959" calcext:value-type="float">
            <text:p><text:s text:c="3"/>959</text:p>
          </table:table-cell>
          <table:table-cell table:style-name="ce54" table:formula="of:=[.M33]/[.$B33]*100" office:value-type="float" office:value="9.75485708473197" calcext:value-type="float">
            <text:p><text:s text:c="3"/>9.75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11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40:48</meta:creation-date>
    <dc:creator>user</dc:creator>
    <dc:date>2008-11-06T14:41:0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